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1" office:value-type="string" calcext:value-type="string">
            <text:p>clr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 office:value-type="string" calcext:value-type="string">
            <text:p>neg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 office:value-type="string" calcext:value-type="string">
            <text:p>rt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3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3"/>
          <table:table-cell/>
        </table:table-row>
        <table:table-row table:style-name="ro7" table:number-rows-repeated="1048369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2T07:08:07.899611387</dc:date>
    <meta:editing-duration>P8DT5H21M16S</meta:editing-duration>
    <meta:editing-cycles>35</meta:editing-cycles>
    <meta:generator>LibreOffice/6.4.7.2$Linux_X86_64 LibreOffice_project/40$Build-2</meta:generator>
    <dc:creator>Pepe </dc:creator>
    <meta:document-statistic meta:table-count="7" meta:cell-count="5970" meta:object-count="0"/>
  </office:meta>
</office:document-meta>
</file>